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143cm"/>
    </style:style>
    <style:style style:name="co13" style:family="table-column">
      <style:table-column-properties fo:break-before="auto" style:column-width="3.069cm"/>
    </style:style>
    <style:style style:name="co25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3.201cm"/>
    </style:style>
    <style:style style:name="co26" style:family="table-column">
      <style:table-column-properties fo:break-before="auto" style:column-width="2.884cm"/>
    </style:style>
    <style:style style:name="co27" style:family="table-column">
      <style:table-column-properties fo:break-before="auto" style:column-width="3.092cm"/>
    </style:style>
    <style:style style:name="co28" style:family="table-column">
      <style:table-column-properties fo:break-before="auto" style:column-width="2.371cm"/>
    </style:style>
    <style:style style:name="co17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3.724cm"/>
    </style:style>
    <style:style style:name="co40" style:family="table-column">
      <style:table-column-properties fo:break-before="auto" style:column-width="2.663cm"/>
    </style:style>
    <style:style style:name="co12" style:family="table-column">
      <style:table-column-properties fo:break-before="auto" style:column-width="2.926cm"/>
    </style:style>
    <style:style style:name="co31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32" style:family="table-column">
      <style:table-column-properties fo:break-before="auto" style:column-width="3.731cm"/>
    </style:style>
    <style:style style:name="co33" style:family="table-column">
      <style:table-column-properties fo:break-before="auto" style:column-width="5.001cm"/>
    </style:style>
    <style:style style:name="co34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22" style:family="table-column">
      <style:table-column-properties fo:break-before="auto" style:column-width="1.048cm"/>
    </style:style>
    <style:style style:name="co24" style:family="table-column">
      <style:table-column-properties fo:break-before="auto" style:column-width="2.228cm"/>
    </style:style>
    <style:style style:name="co29" style:family="table-column">
      <style:table-column-properties fo:break-before="auto" style:column-width="1.468cm"/>
    </style:style>
    <style:style style:name="co30" style:family="table-column">
      <style:table-column-properties fo:break-before="auto" style:column-width="2.514cm"/>
    </style:style>
    <style:style style:name="co35" style:family="table-column">
      <style:table-column-properties fo:break-before="auto" style:column-width="2.725cm"/>
    </style:style>
    <style:style style:name="co36" style:family="table-column">
      <style:table-column-properties fo:break-before="auto" style:column-width="3.149cm"/>
    </style:style>
    <style:style style:name="co37" style:family="table-column">
      <style:table-column-properties fo:break-before="auto" style:column-width="2.401cm"/>
    </style:style>
    <style:style style:name="co38" style:family="table-column">
      <style:table-column-properties fo:break-before="auto" style:column-width="2.99cm"/>
    </style:style>
    <style:style style:name="co41" style:family="table-column">
      <style:table-column-properties fo:break-before="auto" style:column-width="3.175cm"/>
    </style:style>
    <style:style style:name="co42" style:family="table-column">
      <style:table-column-properties fo:break-before="auto" style:column-width="3.281cm"/>
    </style:style>
    <style:style style:name="co43" style:family="table-column">
      <style:table-column-properties fo:break-before="auto" style:column-width="3.44cm"/>
    </style:style>
    <style:style style:name="co44" style:family="table-column">
      <style:table-column-properties fo:break-before="auto" style:column-width="2.903cm"/>
    </style:style>
    <style:style style:name="co45" style:family="table-column">
      <style:table-column-properties fo:break-before="auto" style:column-width="2.533cm"/>
    </style:style>
    <style:style style:name="co46" style:family="table-column">
      <style:table-column-properties fo:break-before="auto" style:column-width="2.778cm"/>
    </style:style>
    <style:style style:name="co47" style:family="table-column">
      <style:table-column-properties fo:break-before="auto" style:column-width="2.434cm"/>
    </style:style>
    <style:style style:name="co48" style:family="table-column">
      <style:table-column-properties fo:break-before="auto" style:column-width="2.752cm"/>
    </style:style>
    <style:style style:name="ro1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397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64cm" fo:break-before="auto" style:use-optimal-row-height="false"/>
    </style:style>
    <style:style style:name="ro10" style:family="table-row">
      <style:table-row-properties style:row-height="0.423cm" fo:break-before="auto" style:use-optimal-row-height="false"/>
    </style:style>
    <style:style style:name="ta6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13" style:family="table" style:master-page-name="Default">
      <style:table-properties table:display="true" style:writing-mode="lr-tb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8" style:family="table" style:master-page-name="PageStyle_5f_Ben_27_s_20_Team">
      <style:table-properties table:display="true" style:writing-mode="lr-tb"/>
    </style:style>
    <style:style style:name="ta9" style:family="table" style:master-page-name="PageStyle_5f_Matt_27_s_20_Team">
      <style:table-properties table:display="true" style:writing-mode="lr-tb"/>
    </style:style>
    <style:style style:name="ta12" style:family="table" style:master-page-name="PageStyle_5f_Andrew_27_s_20_Team">
      <style:table-properties table:display="true" style:writing-mode="lr-tb"/>
    </style:style>
    <style:style style:name="ta14" style:family="table" style:master-page-name="PageStyle_5f_Evan_27_s_20_Team">
      <style:table-properties table:display="true" style:writing-mode="lr-tb"/>
    </style:style>
    <style:style style:name="ta15" style:family="table" style:master-page-name="PageStyle_5f_Graham_27_s_20_Team">
      <style:table-properties table:display="true" style:writing-mode="lr-tb"/>
    </style:style>
    <style:style style:name="ta16" style:family="table" style:master-page-name="PageStyle_5f_Sam_27_s_20_Team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wrap-option="wrap"/>
      <style:text-properties style:text-outline="false" fo:language="en" fo:country="CA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8" table:print="false">
        <office:forms form:automatic-focus="false" form:apply-design-mode="false"/>
        <table:table-column table:style-name="co22" table:default-cell-style-name="Default"/>
        <table:table-column table:style-name="co2" table:default-cell-style-name="ce1"/>
        <table:table-column table:style-name="co12" table:default-cell-style-name="ce1"/>
        <table:table-column table:style-name="co13" table:default-cell-style-name="ce27"/>
        <table:table-column table:style-name="co24" table:default-cell-style-name="ce27"/>
        <table:table-column table:style-name="co29" table:default-cell-style-name="Default"/>
        <table:table-column table:style-name="co2" table:number-columns-repeated="2" table:default-cell-style-name="ce1"/>
        <table:table-column table:style-name="co30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7" office:value-type="float" office:value="7538000">
            <text:p>7,538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7" office:value-type="float" office:value="10000000">
            <text:p>10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table:style-name="ce27" office:value-type="float" office:value="8250000">
            <text:p>8,2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7" office:value-type="float" office:value="5000000">
            <text:p>5,000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7" office:value-type="float" office:value="5900000">
            <text:p>5,9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7" office:value-type="float" office:value="2800000">
            <text:p>2,8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7" office:value-type="float" office:value="3194000">
            <text:p>3,194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7" office:value-type="float" office:value="5538000">
            <text:p>5,538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7" office:value-type="float" office:value="6350000">
            <text:p>6,3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10000000">
            <text:p>10,000,000.00</text:p>
          </table:table-cell>
          <table:table-cell/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1400000">
            <text:p>14000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table:style-name="ce27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4" office:value-type="string">
            <text:p>C Hellebuyck</text:p>
          </table:table-cell>
          <table:table-cell table:style-name="ce27" office:value-type="float" office:value="925000">
            <text:p>92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022">
            <text:p>102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7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5">
          <table:table-cell office:value-type="float" office:value="1181">
            <text:p>118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Anisimov</text:p>
          </table:table-cell>
          <table:table-cell table:style-name="Default" office:value-type="float" office:value="4550000">
            <text:p>455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71170000">
            <text:p>71,17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1400000">
            <text:p>14000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6350000">
            <text:p>6,35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213">
            <text:p>2213</text:p>
          </table:table-cell>
          <table:table-cell office:value-type="string">
            <text:p>D</text:p>
          </table:table-cell>
          <table:table-cell office:value-type="string">
            <text:p>D Severson</text:p>
          </table:table-cell>
          <table:table-cell office:value-type="float" office:value="888000">
            <text:p>888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6000000">
            <text:p>6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4" office:value-type="string">
            <text:p>C Hellebuyck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5523000">
            <text:p>125,52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6">
            <text:p>16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6">
            <text:p>6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35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36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table:style-name="ce27" office:value-type="float" office:value="8275000">
            <text:p>8,2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7" office:value-type="float" office:value="8700000">
            <text:p>8,7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7" office:value-type="float" office:value="5750000">
            <text:p>5,7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4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table:style-name="ce27" office:value-type="float" office:value="3775000">
            <text:p>3,7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table:style-name="ce27" office:value-type="float" office:value="5250000">
            <text:p>5,250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7" office:value-type="float" office:value="7500000">
            <text:p>7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office:value-type="float" office:value="668000">
            <text:p>668,000.00</text:p>
          </table:table-cell>
          <table:table-cell/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table:style-name="ce27" office:value-type="float" office:value="6000000">
            <text:p>6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1639">
            <text:p>1639</text:p>
          </table:table-cell>
          <table:table-cell office:value-type="string">
            <text:p>D</text:p>
          </table:table-cell>
          <table:table-cell office:value-type="string">
            <text:p>D Orlov</text:p>
          </table:table-cell>
          <table:table-cell table:style-name="ce27" office:value-type="float" office:value="2570000">
            <text:p>2,57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table:style-name="ce27" office:value-type="float" office:value="3225000">
            <text:p>3,22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table:style-name="ce27" office:value-type="float" office:value="7250000">
            <text:p>7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512">
            <text:p>5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Nash</text:p>
          </table:table-cell>
          <table:table-cell table:style-name="Default" office:value-type="float" office:value="7800000">
            <text:p>7800000</text:p>
          </table:table-cell>
          <table:table-cell/>
          <table:table-cell office:value-type="float" office:value="1665">
            <text:p>166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yan Ellis</text:p>
          </table:table-cell>
          <table:table-cell table:style-name="Default" office:value-type="float" office:value="2500000">
            <text:p>250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1266">
            <text:p>1266</text:p>
          </table:table-cell>
          <table:table-cell office:value-type="string">
            <text:p>G</text:p>
          </table:table-cell>
          <table:table-cell office:value-type="string">
            <text:p>C Johnson</text:p>
          </table:table-cell>
          <table:table-cell table:style-name="ce27" office:value-type="float" office:value="1700000">
            <text:p>1,7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table:style-name="ce27" office:value-type="float" office:value="2225000">
            <text:p>2,225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66467000">
            <text:p>66,467,000.00</text:p>
          </table:table-cell>
          <table:table-cell table:number-columns-repeated="249"/>
        </table:table-row>
        <table:table-row table:style-name="ro1">
          <table:table-cell office:value-type="float" office:value="1665">
            <text:p>166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yan Ellis</text:p>
          </table:table-cell>
          <table:table-cell table:style-name="Default" office:value-type="float" office:value="2500000">
            <text:p>25000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style-name="ce26"/>
          <table:table-cell table:style-name="ce1"/>
          <table:table-cell/>
          <table:table-cell office:value-type="string">
            <text:p>#Goalies:</text:p>
          </table:table-cell>
          <table:table-cell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5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794">
            <text:p>1794</text:p>
          </table:table-cell>
          <table:table-cell office:value-type="string">
            <text:p>D</text:p>
          </table:table-cell>
          <table:table-cell office:value-type="string">
            <text:p>N Beaulieu</text:p>
          </table:table-cell>
          <table:table-cell office:value-type="float" office:value="1000000">
            <text:p>1,0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639">
            <text:p>1639</text:p>
          </table:table-cell>
          <table:table-cell office:value-type="string">
            <text:p>D</text:p>
          </table:table-cell>
          <table:table-cell office:value-type="string">
            <text:p>D Orlov</text:p>
          </table:table-cell>
          <table:table-cell office:value-type="float" office:value="2570000">
            <text:p>2,57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66">
            <text:p>1266</text:p>
          </table:table-cell>
          <table:table-cell office:value-type="string">
            <text:p>G</text:p>
          </table:table-cell>
          <table:table-cell office:value-type="string">
            <text:p>C Johnson</text:p>
          </table:table-cell>
          <table:table-cell office:value-type="float" office:value="1700000">
            <text:p>1,7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08148000">
            <text:p>108,148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/>
          <table:table-cell table:style-name="Default"/>
          <table:table-cell table:number-columns-repeated="251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's Team" table:style-name="ta12" table:print="false">
        <office:forms form:automatic-focus="false" form:apply-design-mode="false"/>
        <table:table-column table:style-name="co37" table:default-cell-style-name="Default"/>
        <table:table-column table:style-name="co37" table:default-cell-style-name="ce1"/>
        <table:table-column table:style-name="co38" table:default-cell-style-name="ce1"/>
        <table:table-column table:style-name="co41" table:default-cell-style-name="ce27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42" table:default-cell-style-name="ce1"/>
        <table:table-column table:style-name="co38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3071">
            <text:p>3071</text:p>
          </table:table-cell>
          <table:table-cell office:value-type="string">
            <text:p>F</text:p>
          </table:table-cell>
          <table:table-cell office:value-type="string">
            <text:p>J Puljujarvi</text:p>
          </table:table-cell>
          <table:table-cell table:style-name="Default" office:value-type="float" office:value="3000000">
            <text:p>3000000</text:p>
          </table:table-cell>
          <table:table-cell/>
          <table:table-cell office:value-type="float" office:value="2610">
            <text:p>261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Reinhart</text:p>
          </table:table-cell>
          <table:table-cell office:value-type="float" office:value="3544000">
            <text:p>35440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2610">
            <text:p>261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Reinhart</text:p>
          </table:table-cell>
          <table:table-cell table:style-name="Default" office:value-type="float" office:value="3544000">
            <text:p>3544000</text:p>
          </table:table-cell>
          <table:table-cell/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table:style-name="ce27" office:value-type="float" office:value="2000000">
            <text:p>2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6"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table:style-name="ce27" office:value-type="float" office:value="4250000">
            <text:p>4,2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6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table:style-name="ce27" office:value-type="float" office:value="2000000">
            <text:p>2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Sam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AndrewA's 2nd</text:p>
          </table:table-cell>
          <table:table-cell table:number-columns-repeated="246"/>
        </table:table-row>
        <table:table-row table:style-name="ro1"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1971">
            <text:p>1971</text:p>
          </table:table-cell>
          <table:table-cell office:value-type="string">
            <text:p>F</text:p>
          </table:table-cell>
          <table:table-cell office:value-type="string">
            <text:p>C Coyle</text:p>
          </table:table-cell>
          <table:table-cell table:style-name="ce8" office:value-type="float" office:value="3200000">
            <text:p>3,2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/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table:style-name="ce27" office:value-type="float" office:value="4250000">
            <text:p>4,2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635">
            <text:p>263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Fabbri</text:p>
          </table:table-cell>
          <table:table-cell table:style-name="Default" office:value-type="float" office:value="1107000">
            <text:p>1107000</text:p>
          </table:table-cell>
          <table:table-cell/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table:style-name="ce27" office:value-type="float" office:value="1467000">
            <text:p>1,467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Sam's 2nd</text:p>
          </table:table-cell>
          <table:table-cell table:number-columns-repeated="246"/>
        </table:table-row>
        <table:table-row table:style-name="ro1">
          <table:table-cell table:style-name="ce1"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table:style-name="ce27" office:value-type="float" office:value="5750000">
            <text:p>5,7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1971">
            <text:p>1971</text:p>
          </table:table-cell>
          <table:table-cell office:value-type="string">
            <text:p>F</text:p>
          </table:table-cell>
          <table:table-cell office:value-type="string">
            <text:p>C Coyle</text:p>
          </table:table-cell>
          <table:table-cell table:style-name="ce8" office:value-type="float" office:value="3200000">
            <text:p>3,200,000.00</text:p>
          </table:table-cell>
          <table:table-cell/>
          <table:table-cell office:value-type="float" office:value="2651">
            <text:p>2651</text:p>
          </table:table-cell>
          <table:table-cell office:value-type="string">
            <text:p>D</text:p>
          </table:table-cell>
          <table:table-cell office:value-type="string">
            <text:p>A Deangelo</text:p>
          </table:table-cell>
          <table:table-cell table:style-name="ce27" office:value-type="float" office:value="1081000">
            <text:p>1,081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table:style-name="ce27" office:value-type="float" office:value="9000000">
            <text:p>9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table:style-name="ce27"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7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table:style-name="ce27" office:value-type="float" office:value="2300000">
            <text:p>2,3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51">
            <text:p>2651</text:p>
          </table:table-cell>
          <table:table-cell office:value-type="string">
            <text:p>D</text:p>
          </table:table-cell>
          <table:table-cell office:value-type="string">
            <text:p>A Deangelo</text:p>
          </table:table-cell>
          <table:table-cell office:value-type="float" office:value="1081000">
            <text:p>1,081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style-name="ce27" table:formula="of:=SUM([.I1:.I15])" office:value-type="float" office:value="47461000">
            <text:p>47,461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1499">
            <text:p>14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R McDonagh</text:p>
          </table:table-cell>
          <table:table-cell table:style-name="ce8" office:value-type="float" office:value="4700000">
            <text:p>4,7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1863000">
            <text:p>91,863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46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7"/>
        <table:table-column table:style-name="co2" table:default-cell-style-name="ce27"/>
        <table:table-column table:style-name="co2" table:number-columns-repeated="3" table:default-cell-style-name="ce1"/>
        <table:table-column table:style-name="co25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566">
            <text:p>1566</text:p>
          </table:table-cell>
          <table:table-cell office:value-type="string">
            <text:p>F</text:p>
          </table:table-cell>
          <table:table-cell office:value-type="string">
            <text:p>J Colborne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249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66">
            <text:p>1566</text:p>
          </table:table-cell>
          <table:table-cell office:value-type="string">
            <text:p>F</text:p>
          </table:table-cell>
          <table:table-cell office:value-type="string">
            <text:p>J Colborne</text:p>
          </table:table-cell>
          <table:table-cell office:value-type="float" office:value="2500000">
            <text:p>2,500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9232000">
            <text:p>69,232,000.00</text:p>
          </table:table-cell>
          <table:table-cell table:number-columns-repeated="249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51">
            <text:p>225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Hammond</text:p>
          </table:table-cell>
          <table:table-cell table:style-name="Default" office:value-type="float" office:value="1350000">
            <text:p>1350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7292000">
            <text:p>117,29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6" table:default-cell-style-name="ce8"/>
        <table:table-column table:style-name="co2" table:default-cell-style-name="ce8"/>
        <table:table-column table:style-name="co2" table:default-cell-style-name="Default"/>
        <table:table-column table:style-name="co2" table:default-cell-style-name="ce6"/>
        <table:table-column table:style-name="co27" table:default-cell-style-name="ce6"/>
        <table:table-column table:style-name="co28" table:default-cell-style-name="ce8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701">
            <text:p>701</text:p>
          </table:table-cell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1418">
            <text:p>1418</text:p>
          </table:table-cell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3094">
            <text:p>3094</text:p>
          </table:table-cell>
          <table:table-cell office:value-type="string">
            <text:p>F</text:p>
          </table:table-cell>
          <table:table-cell office:value-type="string">
            <text:p>J Vesey</text:p>
          </table:table-cell>
          <table:table-cell table:style-name="ce27" office:value-type="float" office:value="3775000">
            <text:p>3,775,000.00</text:p>
          </table:table-cell>
          <table:table-cell/>
          <table:table-cell office:value-type="float" office:value="3094">
            <text:p>30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esey</text:p>
          </table:table-cell>
          <table:table-cell table:style-name="ce27" office:value-type="float" office:value="3775000">
            <text:p>3,7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table:style-name="ce27" office:value-type="float" office:value="5250000">
            <text:p>5,250,000.00</text:p>
          </table:table-cell>
          <table:table-cell table:style-name="ce27"/>
          <table:table-cell office:value-type="float" office:value="1406">
            <text:p>1406</text:p>
          </table:table-cell>
          <table:table-cell office:value-type="string">
            <text:p>F</text:p>
          </table:table-cell>
          <table:table-cell office:value-type="string">
            <text:p>A Henrique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406">
            <text:p>1406</text:p>
          </table:table-cell>
          <table:table-cell table:style-name="ce6" office:value-type="string">
            <text:p>F</text:p>
          </table:table-cell>
          <table:table-cell table:style-name="ce6" office:value-type="string">
            <text:p>A Henrique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1312">
            <text:p>1312</text:p>
          </table:table-cell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table:style-name="ce27" office:value-type="float" office:value="1800000">
            <text:p>1,800,000.00</text:p>
          </table:table-cell>
          <table:table-cell/>
          <table:table-cell office:value-type="float" office:value="1348">
            <text:p>1348</text:p>
          </table:table-cell>
          <table:table-cell office:value-type="string">
            <text:p>F</text:p>
          </table:table-cell>
          <table:table-cell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974">
            <text:p>1974</text:p>
          </table:table-cell>
          <table:table-cell table:style-name="ce30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table:style-name="ce6" office:value-type="float" office:value="2445">
            <text:p>2445</text:p>
          </table:table-cell>
          <table:table-cell office:value-type="string">
            <text:p>F</text:p>
          </table:table-cell>
          <table:table-cell office:value-type="string">
            <text:p>A Duclair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2532">
            <text:p>253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ennberg</text:p>
          </table:table-cell>
          <table:table-cell table:style-name="Default" office:value-type="float" office:value="1400000">
            <text:p>1400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table:style-name="ce27" office:value-type="float" office:value="870000">
            <text:p>870,000.00</text:p>
          </table:table-cell>
          <table:table-cell/>
          <table:table-cell office:value-type="float" office:value="1325">
            <text:p>1325</text:p>
          </table:table-cell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office:value-type="float" office:value="2271">
            <text:p>2271</text:p>
          </table:table-cell>
          <table:table-cell table:style-name="ce1" office:value-type="string">
            <text:p>D</text:p>
          </table:table-cell>
          <table:table-cell table:style-name="ce1" office:value-type="string">
            <text:p>J Trouba</text:p>
          </table:table-cell>
          <table:table-cell table:style-name="ce27" office:value-type="float" office:value="1828000">
            <text:p>1,828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74">
            <text:p>1974</text:p>
          </table:table-cell>
          <table:table-cell table:style-name="ce30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office:value-type="float" office:value="1775000">
            <text:p>1,775,000.00</text:p>
          </table:table-cell>
          <table:table-cell table:number-columns-repeated="249"/>
        </table:table-row>
        <table:table-row table:style-name="ro1">
          <table:table-cell office:value-type="float" office:value="2532">
            <text:p>253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ennberg</text:p>
          </table:table-cell>
          <table:table-cell table:style-name="Default" office:value-type="float" office:value="1400000">
            <text:p>1400000</text:p>
          </table:table-cell>
          <table:table-cell/>
          <table:table-cell office:value-type="float" office:value="1390">
            <text:p>1390</text:p>
          </table:table-cell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7" office:value-type="float" office:value="2700000">
            <text:p>2,700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1958">
            <text:p>1958</text:p>
          </table:table-cell>
          <table:table-cell table:style-name="ce1" office:value-type="string">
            <text:p>G</text:p>
          </table:table-cell>
          <table:table-cell table:style-name="ce1" office:value-type="string">
            <text:p>P Mrazek</text:p>
          </table:table-cell>
          <table:table-cell table:style-name="ce27" office:value-type="float" office:value="738000">
            <text:p>738,000.00</text:p>
          </table:table-cell>
          <table:table-cell table:number-columns-repeated="249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 table:style-name="Default"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 table:style-name="ce30"/>
          <table:table-cell office:value-type="string">
            <text:p>Salary:</text:p>
          </table:table-cell>
          <table:table-cell table:formula="of:=SUM([.I1:.I15])" office:value-type="float" office:value="47249000">
            <text:p>47,249,000.00</text:p>
          </table:table-cell>
          <table:table-cell table:number-columns-repeated="249"/>
        </table:table-row>
        <table:table-row table:style-name="ro1">
          <table:table-cell office:value-type="float" office:value="399">
            <text:p>3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style-name="ce30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2613">
            <text:p>261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Honka</text:p>
          </table:table-cell>
          <table:table-cell table:style-name="Default" office:value-type="float" office:value="1000000">
            <text:p>1000000</text:p>
          </table:table-cell>
          <table:table-cell table:style-name="ce27"/>
          <table:table-cell table:style-name="ce1"/>
          <table:table-cell table:style-name="ce30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 table:style-name="ce30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27" office:value-type="float" office:value="2700000">
            <text:p>2,700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2766">
            <text:p>2766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Matheson</text:p>
          </table:table-cell>
          <table:table-cell office:value-type="float" office:value="925000">
            <text:p>925,000.00</text:p>
          </table:table-cell>
          <table:table-cell table:style-name="ce27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table:style-name="ce27" office:value-type="float" office:value="1828000">
            <text:p>1,828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6" office:value-type="string">
            <text:p>G</text:p>
          </table:table-cell>
          <table:table-cell table:style-name="ce6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table:style-name="ce27" office:value-type="float" office:value="738000">
            <text:p>738,000.00</text:p>
          </table:table-cell>
          <table:table-cell table:style-name="ce27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27" table:formula="of:=SUM([.D1:.D22])" office:value-type="float" office:value="64450000">
            <text:p>64,450,000.00</text:p>
          </table:table-cell>
          <table:table-cell table:style-name="ce27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number-columns-repeated="252"/>
        </table:table-row>
      </table:table>
      <table:table table:name="Evan's Team" table:style-name="ta14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43" table:default-cell-style-name="ce1"/>
        <table:table-column table:style-name="co44" table:default-cell-style-name="ce27"/>
        <table:table-column table:style-name="co2" table:default-cell-style-name="ce27"/>
        <table:table-column table:style-name="co2" table:number-columns-repeated="3" table:default-cell-style-name="ce1"/>
        <table:table-column table:style-name="co23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1822">
            <text:p>1822</text:p>
          </table:table-cell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Graham's 2nd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Default"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table:style-name="Default"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Default" office:value-type="float" office:value="2618">
            <text:p>2618</text:p>
          </table:table-cell>
          <table:table-cell office:value-type="string">
            <text:p>F</text:p>
          </table:table-cell>
          <table:table-cell office:value-type="string">
            <text:p>V Arvidsson</text:p>
          </table:table-cell>
          <table:table-cell office:value-type="float" office:value="650000">
            <text:p>6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2nd</text:p>
          </table:table-cell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2618">
            <text:p>2618</text:p>
          </table:table-cell>
          <table:table-cell office:value-type="string">
            <text:p>F</text:p>
          </table:table-cell>
          <table:table-cell office:value-type="string">
            <text:p>V Arvidsson</text:p>
          </table:table-cell>
          <table:table-cell office:value-type="float" office:value="650000">
            <text:p>650,000.00</text:p>
          </table:table-cell>
          <table:table-cell/>
          <table:table-cell table:style-name="Default"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Default"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table:style-name="Default"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 table:style-name="ce8"/>
          <table:table-cell table:style-name="Default"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9">
            <text:p>15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Koivu</text:p>
          </table:table-cell>
          <table:table-cell table:style-name="Default" office:value-type="float" office:value="6750000">
            <text:p>6750000</text:p>
          </table:table-cell>
          <table:table-cell/>
          <table:table-cell table:style-name="Default"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table:style-name="Default"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table:style-name="Default" office:value-type="float" office:value="136">
            <text:p>136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Budaj</text:p>
          </table:table-cell>
          <table:table-cell table:style-name="Default" office:value-type="float" office:value="600000">
            <text:p>60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12">
            <text:p>1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Kesler</text:p>
          </table:table-cell>
          <table:table-cell table:style-name="Default" office:value-type="float" office:value="6875000">
            <text:p>6875000</text:p>
          </table:table-cell>
          <table:table-cell/>
          <table:table-cell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office:value-type="string">
            <text:p>Salary</text:p>
          </table:table-cell>
          <table:table-cell table:formula="of:=SUM([.I1:.I15])" office:value-type="float" office:value="53870000">
            <text:p>53,870,000.00</text:p>
          </table:table-cell>
          <table:table-cell table:number-columns-repeated="249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 table:number-columns-repeated="3"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 table:number-columns-repeated="3"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 table:number-columns-repeated="3"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136">
            <text:p>136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Budaj</text:p>
          </table:table-cell>
          <table:table-cell table:style-name="Default" office:value-type="float" office:value="600000">
            <text:p>600000</text:p>
          </table:table-cell>
          <table:table-cell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5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5390000">
            <text:p>95,390,000.00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/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/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 table:number-rows-repeated="2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Graham's Team" table:style-name="ta15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45" table:default-cell-style-name="ce1"/>
        <table:table-column table:style-name="co25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46" table:default-cell-style-name="ce27"/>
        <table:table-column table:style-name="co2" table:number-columns-repeated="3" table:default-cell-style-name="ce1"/>
        <table:table-column table:style-name="co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ce1"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Evan's 3rd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711">
            <text:p>1711</text:p>
          </table:table-cell>
          <table:table-cell office:value-type="string">
            <text:p>F</text:p>
          </table:table-cell>
          <table:table-cell office:value-type="string">
            <text:p>Zucker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1" office:value-type="float" office:value="2837">
            <text:p>2837</text:p>
          </table:table-cell>
          <table:table-cell office:value-type="string">
            <text:p>F</text:p>
          </table:table-cell>
          <table:table-cell office:value-type="string">
            <text:p>T konecny</text:p>
          </table:table-cell>
          <table:table-cell office:value-type="float" office:value="1107000">
            <text:p>1,107,000.00</text:p>
          </table:table-cell>
          <table:table-cell/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8242000">
            <text:p>58,242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D</text:p>
          </table:table-cell>
          <table:table-cell office:value-type="string">
            <text:p>M Vlasic</text:p>
          </table:table-cell>
          <table:table-cell office:value-type="float" office:value="4250000">
            <text:p>4,250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Vaitsev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94676000">
            <text:p>94,676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6"/>
          <table:table-cell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</table:table>
      <table:table table:name="Sam's Team" table:style-name="ta16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46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default-cell-style-name="ce1"/>
        <table:table-column table:style-name="co47" table:default-cell-style-name="ce1"/>
        <table:table-column table:style-name="co48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/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7" office:value-type="float" office:value="894000">
            <text:p>894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0">
          <table:table-cell office:value-type="float" office:value="1313">
            <text:p>131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Duchene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7" office:value-type="float" office:value="4000000">
            <text:p>4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3rd</text:p>
          </table:table-cell>
          <table:table-cell table:number-columns-repeated="245"/>
        </table:table-row>
        <table:table-row table:style-name="ro6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1313">
            <text:p>131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Duchene</text:p>
          </table:table-cell>
          <table:table-cell table:style-name="ce8" office:value-type="float" office:value="6000000">
            <text:p>6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table:style-name="ce27" office:value-type="float" office:value="4750000">
            <text:p>4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416">
            <text:p>1416</text:p>
          </table:table-cell>
          <table:table-cell office:value-type="string">
            <text:p>F</text:p>
          </table:table-cell>
          <table:table-cell office:value-type="string">
            <text:p>N Niederreiter</text:p>
          </table:table-cell>
          <table:table-cell office:value-type="float" office:value="2667000">
            <text:p>2,667,000.00</text:p>
          </table:table-cell>
          <table:table-cell/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table:style-name="ce27" office:value-type="float" office:value="6000000">
            <text:p>6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Andrew's 4th</text:p>
          </table:table-cell>
          <table:table-cell table:number-columns-repeated="245"/>
        </table:table-row>
        <table:table-row table:style-name="ro1">
          <table:table-cell office:value-type="float" office:value="1407">
            <text:p>1407</text:p>
          </table:table-cell>
          <table:table-cell office:value-type="string">
            <text:p>F</text:p>
          </table:table-cell>
          <table:table-cell office:value-type="string">
            <text:p>M Johansson</text:p>
          </table:table-cell>
          <table:table-cell office:value-type="float" office:value="4583000">
            <text:p>4,583,000.00</text:p>
          </table:table-cell>
          <table:table-cell/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407">
            <text:p>1407</text:p>
          </table:table-cell>
          <table:table-cell office:value-type="string">
            <text:p>F</text:p>
          </table:table-cell>
          <table:table-cell office:value-type="string">
            <text:p>M Johansson</text:p>
          </table:table-cell>
          <table:table-cell table:style-name="ce27" office:value-type="float" office:value="4583000">
            <text:p>4,583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416">
            <text:p>1416</text:p>
          </table:table-cell>
          <table:table-cell office:value-type="string">
            <text:p>F</text:p>
          </table:table-cell>
          <table:table-cell office:value-type="string">
            <text:p>N Niederreiter</text:p>
          </table:table-cell>
          <table:table-cell table:style-name="ce27" office:value-type="float" office:value="2667000">
            <text:p>2,667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3070">
            <text:p>3070</text:p>
          </table:table-cell>
          <table:table-cell office:value-type="string">
            <text:p>F</text:p>
          </table:table-cell>
          <table:table-cell office:value-type="string">
            <text:p>M Tkachuk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7" office:value-type="float" office:value="5760000">
            <text:p>5,76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 table:number-columns-repeated="249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7" office:value-type="float" office:value="3775000">
            <text:p>3,775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table:style-name="ce27" office:value-type="float" office:value="4833000">
            <text:p>4,833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7" office:value-type="float" office:value="378000">
            <text:p>37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style-name="ce27" table:formula="of:=SUM([.I1:.I15])" office:value-type="float" office:value="58403000">
            <text:p>58,403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5" office:value-type="string">
            <text:p>N Hanafin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style-name="ce1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/>
          <table:table-cell table:style-name="ce1"/>
          <table:table-cell/>
          <table:table-cell table:style-name="Default" table:number-columns-repeated="4"/>
          <table:table-cell table:number-columns-repeated="247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6926000">
            <text:p>86,926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 table:style-name="ce1" table:number-columns-repeated="2"/>
          <table:table-cell table:number-columns-repeated="252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A's Team" table:style-name="ta13" table:print="false">
        <office:forms form:automatic-focus="false" form:apply-design-mode="false"/>
        <table:table-column table:style-name="co17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7" table:number-columns-repeated="3" table:default-cell-style-name="Default"/>
        <table:table-column table:style-name="co12" table:default-cell-style-name="Default"/>
        <table:table-column table:style-name="co40" table:default-cell-style-name="Default"/>
        <table:table-column table:style-name="co17" table:number-columns-repeated="5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 table:number-columns-repeated="5"/>
        </table:table-row>
        <table:table-row table:style-name="ro8"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">
            <text:p>8740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3rd</text:p>
          </table:table-cell>
          <table:table-cell table:number-columns-repeated="2"/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242">
            <text:p>24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Foligno</text:p>
          </table:table-cell>
          <table:table-cell table:style-name="ce27" office:value-type="float" office:value="5500000">
            <text:p>5,5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4th</text:p>
          </table:table-cell>
          <table:table-cell table:number-columns-repeated="2"/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1086">
            <text:p>1086</text:p>
          </table:table-cell>
          <table:table-cell office:value-type="string">
            <text:p>F</text:p>
          </table:table-cell>
          <table:table-cell office:value-type="string">
            <text:p>M Boedker</text:p>
          </table:table-cell>
          <table:table-cell office:value-type="float" office:value="4000000">
            <text:p>4000000</text:p>
          </table:table-cell>
          <table:table-cell/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2793">
            <text:p>27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Donskoi</text:p>
          </table:table-cell>
          <table:table-cell table:style-name="ce27" office:value-type="float" office:value="1138000">
            <text:p>1,138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8">
          <table:table-cell table:style-name="ce6" office:value-type="float" office:value="1594">
            <text:p>15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Strome</text:p>
          </table:table-cell>
          <table:table-cell table:style-name="ce27" office:value-type="float" office:value="1713000">
            <text:p>1,713,000.00</text:p>
          </table:table-cell>
          <table:table-cell/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8"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8"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office:value-type="float" office:value="1588">
            <text:p>1588</text:p>
          </table:table-cell>
          <table:table-cell office:value-type="string">
            <text:p>D</text:p>
          </table:table-cell>
          <table:table-cell office:value-type="string">
            <text:p>M Ekholm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2793">
            <text:p>27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Donskoi</text:p>
          </table:table-cell>
          <table:table-cell table:style-name="ce27" office:value-type="float" office:value="1138000">
            <text:p>1,138,000.00</text:p>
          </table:table-cell>
          <table:table-cell/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5"/>
        </table:table-row>
        <table:table-row table:style-name="ro8">
          <table:table-cell office:value-type="float" office:value="242">
            <text:p>24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Foligno</text:p>
          </table:table-cell>
          <table:table-cell table:style-name="ce27" office:value-type="float" office:value="5500000">
            <text:p>5,500,000.00</text:p>
          </table:table-cell>
          <table:table-cell/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5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office:value-type="float" office:value="257">
            <text:p>25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A Markov</text:p>
          </table:table-cell>
          <table:table-cell table:style-name="ce8" office:value-type="float" office:value="5750000">
            <text:p>5,750,000.00</text:p>
          </table:table-cell>
          <table:table-cell table:number-columns-repeated="5"/>
        </table:table-row>
        <table:table-row table:style-name="ro8"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7" office:value-type="float" office:value="7000000">
            <text:p>7,000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5"/>
        </table:table-row>
        <table:table-row table:style-name="ro8">
          <table:table-cell office:value-type="float" office:value="386">
            <text:p>38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L Eriksson</text:p>
          </table:table-cell>
          <table:table-cell table:style-name="ce27" office:value-type="float" office:value="4250000">
            <text:p>4,250,000.00</text:p>
          </table:table-cell>
          <table:table-cell/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7" office:value-type="float" office:value="3800000">
            <text:p>3,800,000.00</text:p>
          </table:table-cell>
          <table:table-cell table:number-columns-repeated="5"/>
        </table:table-row>
        <table:table-row table:style-name="ro8">
          <table:table-cell office:value-type="float" office:value="1588">
            <text:p>1588</text:p>
          </table:table-cell>
          <table:table-cell office:value-type="string">
            <text:p>D</text:p>
          </table:table-cell>
          <table:table-cell office:value-type="string">
            <text:p>M Ekholm</text:p>
          </table:table-cell>
          <table:table-cell office:value-type="float" office:value="3750000">
            <text:p>37500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7" table:formula="of:=SUM([.I1:.I15])" office:value-type="float" office:value="47900000">
            <text:p>47,900,000.00</text:p>
          </table:table-cell>
          <table:table-cell table:number-columns-repeated="5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5"/>
        </table:table-row>
        <table:table-row table:style-name="ro8">
          <table:table-cell table:style-name="ce1" office:value-type="float" office:value="784">
            <text:p>784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Green</text:p>
          </table:table-cell>
          <table:table-cell table:style-name="ce27" office:value-type="float" office:value="6083000">
            <text:p>6,083,000.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 table:number-columns-repeated="2"/>
        </table:table-row>
        <table:table-row table:style-name="ro8"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5"/>
        </table:table-row>
        <table:table-row table:style-name="ro8">
          <table:table-cell office:value-type="float" office:value="257">
            <text:p>25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A Markov</text:p>
          </table:table-cell>
          <table:table-cell table:style-name="ce8" office:value-type="float" office:value="5750000">
            <text:p>5,750,000.00</text:p>
          </table:table-cell>
          <table:table-cell table:number-columns-repeated="10"/>
        </table:table-row>
        <table:table-row table:style-name="ro8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7" office:value-type="float" office:value="5250000">
            <text:p>5,250,000.00</text:p>
          </table:table-cell>
          <table:table-cell table:number-columns-repeated="10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10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10"/>
        </table:table-row>
        <table:table-row table:style-name="ro8"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7" office:value-type="float" office:value="3800000">
            <text:p>3,800,000.00</text:p>
          </table:table-cell>
          <table:table-cell table:number-columns-repeated="10"/>
        </table:table-row>
        <table:table-row table:style-name="ro8"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10"/>
        </table:table-row>
        <table:table-row table:style-name="ro8">
          <table:table-cell office:value-type="float" office:value="1186">
            <text:p>1186</text:p>
          </table:table-cell>
          <table:table-cell table:style-name="ce1" office:value-type="string">
            <text:p>G</text:p>
          </table:table-cell>
          <table:table-cell table:style-name="ce1" office:value-type="string">
            <text:p>M Neuvirth</text:p>
          </table:table-cell>
          <table:table-cell table:style-name="ce27" office:value-type="float" office:value="1625000">
            <text:p>1,625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7" table:formula="of:=SUM([.D1:.D24])" office:value-type="float" office:value="93412000">
            <text:p>93,412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number-columns-repeated="10"/>
        </table:table-row>
        <table:table-row table:style-name="ro8" table:number-rows-repeated="1048545">
          <table:table-cell table:number-columns-repeated="14"/>
        </table:table-row>
        <table:table-row table:style-name="ro8">
          <table:table-cell table:number-columns-repeated="14"/>
        </table:table-row>
      </table:table>
      <table:table table:name="expansion players" table:style-name="ta10" table:print="false">
        <table:table-column table:style-name="co31" table:default-cell-style-name="ce6"/>
        <table:table-column table:style-name="co23" table:default-cell-style-name="ce6"/>
        <table:table-column table:style-name="co2" table:default-cell-style-name="ce8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9" office:value-type="string" calcext:value-type="string">
            <text:p>Jordans Team</text:p>
          </table:table-cell>
          <table:table-cell table:style-name="ce9" office:value-type="string" calcext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Huberdeau</text:p>
          </table:table-cell>
          <table:table-cell table:style-name="ce15" office:value-type="float" office:value="3194000" calcext:value-type="float">
            <text:p>3,194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J Toews</text:p>
          </table:table-cell>
          <table:table-cell table:style-name="ce16" office:value-type="float" office:value="6300000" calcext:value-type="float">
            <text:p>6,3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H Zetterberg</text:p>
          </table:table-cell>
          <table:table-cell table:style-name="ce15"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P Bergeron</text:p>
          </table:table-cell>
          <table:table-cell table:style-name="ce16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A Ladd</text:p>
          </table:table-cell>
          <table:table-cell table:style-name="ce17" office:value-type="float" office:value="4400000" calcext:value-type="float">
            <text:p>4,4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Iginla</text:p>
          </table:table-cell>
          <table:table-cell table:style-name="ce15" office:value-type="float" office:value="5333333" calcext:value-type="float">
            <text:p>5,3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C Hodgson</text:p>
          </table:table-cell>
          <table:table-cell table:style-name="ce17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H Sedin</text:p>
          </table:table-cell>
          <table:table-cell table:style-name="ce16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9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Sedin</text:p>
          </table:table-cell>
          <table:table-cell table:style-name="ce15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R Nugent-Hopkins</text:p>
          </table:table-cell>
          <table:table-cell table:style-name="ce17"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J. Schwartz</text:p>
          </table:table-cell>
          <table:table-cell table:style-name="ce17" office:value-type="float" office:value="1167000" calcext:value-type="float">
            <text:p>1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Thornton</text:p>
          </table:table-cell>
          <table:table-cell table:style-name="ce15" office:value-type="float" office:value="6750000" calcext:value-type="float">
            <text:p>6,7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V Nichushkin</text:p>
          </table:table-cell>
          <table:table-cell table:style-name="ce17" office:value-type="float" office:value="2125000" calcext:value-type="float">
            <text:p>2,12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S Monahan</text:p>
          </table:table-cell>
          <table:table-cell table:style-name="ce16" office:value-type="float" office:value="1775000" calcext:value-type="float">
            <text:p>1,77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A Steen</text:p>
          </table:table-cell>
          <table:table-cell table:style-name="ce16" office:value-type="float" office:value="5800000" calcext:value-type="float">
            <text:p>5,8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M Rielly</text:p>
          </table:table-cell>
          <table:table-cell table:style-name="ce17" office:value-type="float" office:value="1300000" calcext:value-type="float">
            <text:p>1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M Del Zotto</text:p>
          </table:table-cell>
          <table:table-cell table:style-name="ce16" office:value-type="float" office:value="2550000" calcext:value-type="float">
            <text:p>2,5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S Voynov</text:p>
          </table:table-cell>
          <table:table-cell table:style-name="ce15" office:value-type="float" office:value="4167000" calcext:value-type="float">
            <text:p>4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 Franson</text:p>
          </table:table-cell>
          <table:table-cell table:style-name="ce15"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T Krug</text:p>
          </table:table-cell>
          <table:table-cell table:style-name="ce16" office:value-type="float" office:value="1704000" calcext:value-type="float">
            <text:p>1,704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M Vlasic</text:p>
          </table:table-cell>
          <table:table-cell table:style-name="ce18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C Fowler</text:p>
          </table:table-cell>
          <table:table-cell table:style-name="ce17"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S Varlamov</text:p>
          </table:table-cell>
          <table:table-cell table:style-name="ce16" office:value-type="float" office:value="5900000" calcext:value-type="float">
            <text:p>5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Price</text:p>
          </table:table-cell>
          <table:table-cell table:style-name="ce17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E Lack</text:p>
          </table:table-cell>
          <table:table-cell table:style-name="ce18" office:value-type="float" office:value="1150000" calcext:value-type="float">
            <text:p>1,1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J Howard</text:p>
          </table:table-cell>
          <table:table-cell table:style-name="ce15" office:value-type="float" office:value="5292000" calcext:value-type="float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Andrew's Team 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 Wilson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 Bonino</text:p>
          </table:table-cell>
          <table:table-cell office:value-type="float" office:value="1900000" calcext:value-type="float">
            <text:p>1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 Parenteau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 Staal</text:p>
          </table:table-cell>
          <table:table-cell office:value-type="float" office:value="8250000" calcext:value-type="float">
            <text:p>8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 Vrbata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D Krejci</text:p>
          </table:table-cell>
          <table:table-cell table:style-name="ce17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 Markov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 Johnson</text:p>
          </table:table-cell>
          <table:table-cell table:style-name="ce16" office:value-type="float" office:value="3750000" calcext:value-type="float">
            <text:p>3,7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Z Chara</text:p>
          </table:table-cell>
          <table:table-cell table:style-name="ce15" office:value-type="float" office:value="6917000" calcext:value-type="float">
            <text:p>6,917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D Doughty</text:p>
          </table:table-cell>
          <table:table-cell table:style-name="ce18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Reimer</text:p>
          </table:table-cell>
          <table:table-cell office:value-type="float" office:value="2300000" calcext:value-type="float">
            <text:p>2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Hiller</text:p>
          </table:table-cell>
          <table:table-cell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Ben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J Lupul</text:p>
          </table:table-cell>
          <table:table-cell table:style-name="ce18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N Yakupov</text:p>
          </table:table-cell>
          <table:table-cell table:style-name="ce18" office:value-type="float" office:value="3775000" calcext:value-type="float">
            <text:p>3,775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B Bennett</text:p>
          </table:table-cell>
          <table:table-cell table:style-name="ce18" office:value-type="float" office:value="900000" calcext:value-type="float">
            <text:p>9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Backes</text:p>
          </table:table-cell>
          <table:table-cell table:style-name="ce15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M Ribeiro</text:p>
          </table:table-cell>
          <table:table-cell table:style-name="ce18" office:value-type="float" office:value="1050000" calcext:value-type="float">
            <text:p>1,0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A Goligoski</text:p>
          </table:table-cell>
          <table:table-cell table:style-name="ce16"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Muzzin</text:p>
          </table:table-cell>
          <table:table-cell table:style-name="ce18" office:value-type="float" office:value="1000000" calcext:value-type="float">
            <text:p>1,0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Faulk</text:p>
          </table:table-cell>
          <table:table-cell table:style-name="ce18" office:value-type="float" office:value="4833333" calcext:value-type="float">
            <text:p>4,8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T Barrie</text:p>
          </table:table-cell>
          <table:table-cell table:style-name="ce17" office:value-type="float" office:value="2600000" calcext:value-type="float">
            <text:p>2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Bernier</text:p>
          </table:table-cell>
          <table:table-cell office:value-type="float" office:value="2900000" calcext:value-type="float">
            <text:p>2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 Dubnyk</text:p>
          </table:table-cell>
          <table:table-cell office:value-type="float" office:value="800000" calcext:value-type="float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Matt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Hossa</text:p>
          </table:table-cell>
          <table:table-cell office:value-type="float" office:value="5233000" calcext:value-type="float">
            <text:p>5,233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B Ryan</text:p>
          </table:table-cell>
          <table:table-cell table:style-name="ce17" office:value-type="float" office:value="5100000" calcext:value-type="float">
            <text:p>5,1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Silfverberg</text:p>
          </table:table-cell>
          <table:table-cell office:value-type="float" office:value="850500" calcext:value-type="float">
            <text:p>850,5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 Stepan</text:p>
          </table:table-cell>
          <table:table-cell office:value-type="float" office:value="3075000" calcext:value-type="float">
            <text:p>3,0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Gardiner</text:p>
          </table:table-cell>
          <table:table-cell office:value-type="float" office:value="4050000" calcext:value-type="float">
            <text:p>4,0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Niskanen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Green</text:p>
          </table:table-cell>
          <table:table-cell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N Leddy</text:p>
          </table:table-cell>
          <table:table-cell table:style-name="ce16" office:value-type="float" office:value="2700000" calcext:value-type="float">
            <text:p>2,7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 Crawford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Miller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Mason</text:p>
          </table:table-cell>
          <table:table-cell table:style-name="ce15" office:value-type="float" office:value="4100000" calcext:value-type="float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Nick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B Marchand</text:p>
          </table:table-cell>
          <table:table-cell table:style-name="ce16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Selanne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Ennis</text:p>
          </table:table-cell>
          <table:table-cell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P Marleau</text:p>
          </table:table-cell>
          <table:table-cell table:style-name="ce17" office:value-type="float" office:value="6900000" calcext:value-type="float">
            <text:p>6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Pominville</text:p>
          </table:table-cell>
          <table:table-cell office:value-type="float" office:value="5600000" calcext:value-type="float">
            <text:p>5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Jokinen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Byfuglien</text:p>
          </table:table-cell>
          <table:table-cell office:value-type="float" office:value="5200000" calcext:value-type="float">
            <text:p>5,2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Streit</text:p>
          </table:table-cell>
          <table:table-cell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Carlson</text:p>
          </table:table-cell>
          <table:table-cell office:value-type="float" office:value="3967000" calcext:value-type="float">
            <text:p>3,967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Brodin</text:p>
          </table:table-cell>
          <table:table-cell office:value-type="float" office:value="1444000" calcext:value-type="float">
            <text:p>1,444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Bobrovsky</text:p>
          </table:table-cell>
          <table:table-cell table:style-name="ce15" office:value-type="float" office:value="5625000" calcext:value-type="float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Tyler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Moulson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Voracek</text:p>
          </table:table-cell>
          <table:table-cell table:style-name="ce15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V Filppula</text:p>
          </table:table-cell>
          <table:table-cell table:style-name="ce16"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 Sutter</text:p>
          </table:table-cell>
          <table:table-cell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Hansen</text:p>
          </table:table-cell>
          <table:table-cell office:value-type="float" office:value="2500000" calcext:value-type="float">
            <text:p>2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 Wiercioch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Hamilton</text:p>
          </table:table-cell>
          <table:table-cell office:value-type="float" office:value="1494000" calcext:value-type="float">
            <text:p>1,494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Schultz</text:p>
          </table:table-cell>
          <table:table-cell office:value-type="float" office:value="3675000" calcext:value-type="float">
            <text:p>3,6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Luongo</text:p>
          </table:table-cell>
          <table:table-cell office:value-type="float" office:value="5333000" calcext:value-type="float">
            <text:p>5,333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 Pavelec</text:p>
          </table:table-cell>
          <table:table-cell office:value-type="float" office:value="3900000" calcext:value-type="float">
            <text:p>3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Anderson</text:p>
          </table:table-cell>
          <table:table-cell table:style-name="ce17" office:value-type="float" office:value="3188000" calcext:value-type="float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 calcext:value-type="string">
            <text:p>Expansion Round 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ews</text:p>
          </table:table-cell>
          <table:table-cell/>
          <table:table-cell table:style-name="ce20" office:value-type="string" calcext:value-type="string">
            <text:p>Evan</text:p>
          </table:table-cell>
          <table:table-cell table:style-name="ce21" office:value-type="string" calcext:value-type="string">
            <text:p>Graham</text:p>
          </table:table-cell>
          <table:table-cell table:style-name="ce22" office:value-type="string" calcext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etterburg</text:p>
          </table:table-cell>
          <table:table-cell/>
          <table:table-cell office:value-type="string" calcext:value-type="string">
            <text:p>Toews</text:p>
          </table:table-cell>
          <table:table-cell office:value-type="string" calcext:value-type="string">
            <text:p>Zetterburg</text:p>
          </table:table-cell>
          <table:table-cell office:value-type="string" calcext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Price </text:p>
          </table:table-cell>
          <table:table-cell/>
          <table:table-cell office:value-type="string" calcext:value-type="string">
            <text:p>Varlamov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Kreijci</text:p>
          </table:table-cell>
          <table:table-cell/>
          <table:table-cell office:value-type="string" calcext:value-type="string">
            <text:p>Bergeron</text:p>
          </table:table-cell>
          <table:table-cell office:value-type="string" calcext:value-type="string">
            <text:p>Bobrovsky</text:p>
          </table:table-cell>
          <table:table-cell office:value-type="string" calcext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thornton</text:p>
          </table:table-cell>
          <table:table-cell/>
          <table:table-cell office:value-type="string" calcext:value-type="string">
            <text:p>Krug</text:p>
          </table:table-cell>
          <table:table-cell office:value-type="string" calcext:value-type="string">
            <text:p>Voracek</text:p>
          </table:table-cell>
          <table:table-cell office:value-type="string" calcext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varlamov</text:p>
          </table:table-cell>
          <table:table-cell/>
          <table:table-cell office:value-type="string" calcext:value-type="string">
            <text:p>Monahan</text:p>
          </table:table-cell>
          <table:table-cell office:value-type="string" calcext:value-type="string">
            <text:p>D Sedin</text:p>
          </table:table-cell>
          <table:table-cell office:value-type="string" calcext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Bergeron</text:p>
          </table:table-cell>
          <table:table-cell/>
          <table:table-cell office:value-type="string" calcext:value-type="string">
            <text:p>H Sedin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obrovsky</text:p>
          </table:table-cell>
          <table:table-cell/>
          <table:table-cell office:value-type="string" calcext:value-type="string">
            <text:p>Goligoski</text:p>
          </table:table-cell>
          <table:table-cell office:value-type="string" calcext:value-type="string">
            <text:p>Iginla</text:p>
          </table:table-cell>
          <table:table-cell office:value-type="string" calcext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</text:p>
          </table:table-cell>
          <table:table-cell/>
          <table:table-cell office:value-type="string" calcext:value-type="string">
            <text:p>Marchand</text:p>
          </table:table-cell>
          <table:table-cell office:value-type="string" calcext:value-type="string">
            <text:p>Huberdeau</text:p>
          </table:table-cell>
          <table:table-cell office:value-type="string" calcext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udgent Hopkins</text:p>
          </table:table-cell>
          <table:table-cell/>
          <table:table-cell office:value-type="string" calcext:value-type="string">
            <text:p>Steen</text:p>
          </table:table-cell>
          <table:table-cell office:value-type="string" calcext:value-type="string">
            <text:p>Voynov</text:p>
          </table:table-cell>
          <table:table-cell office:value-type="string" calcext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racek</text:p>
          </table:table-cell>
          <table:table-cell/>
          <table:table-cell office:value-type="string" calcext:value-type="string">
            <text:p>Filpula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E Johnson</text:p>
          </table:table-cell>
          <table:table-cell office:value-type="string" calcext:value-type="string">
            <text:p>Backes</text:p>
          </table:table-cell>
          <table:table-cell office:value-type="string" calcext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onahan</text:p>
          </table:table-cell>
          <table:table-cell/>
          <table:table-cell office:value-type="string" calcext:value-type="string">
            <text:p>Leddy</text:p>
          </table:table-cell>
          <table:table-cell office:value-type="string" calcext:value-type="string">
            <text:p>Franson</text:p>
          </table:table-cell>
          <table:table-cell office:value-type="string" calcext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D Sedin</text:p>
          </table:table-cell>
          <table:table-cell/>
          <table:table-cell office:value-type="string" calcext:value-type="string">
            <text:p>Del Zotto</text:p>
          </table:table-cell>
          <table:table-cell office:value-type="string" calcext:value-type="string">
            <text:p>Chara</text:p>
          </table:table-cell>
          <table:table-cell office:value-type="string" calcext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9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 calcext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 calcext:value-type="string">
            <text:p>Be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yan Johanson</text:p>
          </table:table-cell>
          <table:table-cell/>
          <table:table-cell office:value-type="string" calcext:value-type="string">
            <text:p>Vanek</text:p>
          </table:table-cell>
          <table:table-cell office:value-type="string" calcext:value-type="string">
            <text:p>Ryan Johanson</text:p>
          </table:table-cell>
          <table:table-cell office:value-type="string" calcext:value-type="string">
            <text:p>Holtby</text:p>
          </table:table-cell>
          <table:table-cell office:value-type="string" calcext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rnqvist</text:p>
          </table:table-cell>
          <table:table-cell/>
          <table:table-cell office:value-type="string" calcext:value-type="string">
            <text:p>Palat</text:p>
          </table:table-cell>
          <table:table-cell table:style-name="ce6" office:value-type="string" calcext:value-type="string">
            <text:p>Oshie</text:p>
          </table:table-cell>
          <table:table-cell table:style-name="ce6" office:value-type="string" calcext:value-type="string">
            <text:p>Sekera</text:p>
          </table:table-cell>
          <table:table-cell office:value-type="string" calcext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htonen</text:p>
          </table:table-cell>
          <table:table-cell/>
          <table:table-cell office:value-type="string" calcext:value-type="string">
            <text:p>Roman Josi</text:p>
          </table:table-cell>
          <table:table-cell office:value-type="string" calcext:value-type="string">
            <text:p>Ekblad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Vanek</text:p>
          </table:table-cell>
          <table:table-cell/>
          <table:table-cell office:value-type="string" calcext:value-type="string">
            <text:p>Brodie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tby</text:p>
          </table:table-cell>
          <table:table-cell/>
          <table:table-cell office:value-type="string" calcext:value-type="string">
            <text:p>Strome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Ehrhoff</text:p>
          </table:table-cell>
          <table:table-cell office:value-type="string" calcext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Hudler</text:p>
          </table:table-cell>
          <table:table-cell office:value-type="string" calcext:value-type="string">
            <text:p>Teraveinin</text:p>
          </table:table-cell>
          <table:table-cell office:value-type="string" calcext:value-type="string">
            <text:p>Jagr</text:p>
          </table:table-cell>
          <table:table-cell office:value-type="string" calcext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Tyler)</text:p>
          </table:table-cell>
          <table:table-cell office:value-type="string" calcext:value-type="string">
            <text:p>F Anderson</text:p>
          </table:table-cell>
          <table:table-cell/>
          <table:table-cell office:value-type="string" calcext:value-type="string">
            <text:p>Cammelri</text:p>
          </table:table-cell>
          <table:table-cell office:value-type="string" calcext:value-type="string">
            <text:p>Lucic</text:p>
          </table:table-cell>
          <table:table-cell office:value-type="string" calcext:value-type="string">
            <text:p>Soderberg</text:p>
          </table:table-cell>
          <table:table-cell office:value-type="string" calcext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Andrew)</text:p>
          </table:table-cell>
          <table:table-cell office:value-type="string" calcext:value-type="string">
            <text:p>Dany Heatly</text:p>
          </table:table-cell>
          <table:table-cell/>
          <table:table-cell office:value-type="string" calcext:value-type="string">
            <text:p>Semi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Zuccarlle</text:p>
          </table:table-cell>
          <table:table-cell office:value-type="string" calcext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Matt)</text:p>
          </table:table-cell>
          <table:table-cell table:number-columns-repeated="2"/>
          <table:table-cell office:value-type="string" calcext:value-type="string">
            <text:p>Drasaitl</text:p>
          </table:table-cell>
          <table:table-cell office:value-type="string" calcext:value-type="string">
            <text:p>Macarthur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2</text:p>
          </table:table-cell>
          <table:table-cell office:value-type="string" calcext:value-type="string">
            <text:p>Evan</text:p>
          </table:table-cell>
          <table:table-cell table:style-name="ce6" office:value-type="string" calcext:value-type="string">
            <text:p>Stastny</text:p>
          </table:table-cell>
          <table:table-cell table:style-name="ce6"/>
          <table:table-cell table:style-name="ce6" office:value-type="string" calcext:value-type="string">
            <text:p>Khudobin</text:p>
          </table:table-cell>
          <table:table-cell office:value-type="string" calcext:value-type="string">
            <text:p>Bouwmeester</text:p>
          </table:table-cell>
          <table:table-cell office:value-type="string" calcext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table:style-name="ce19" office:value-type="string" calcext:value-type="string">
            <text:p>Kuznetzov</text:p>
          </table:table-cell>
          <table:table-cell table:style-name="ce6" table:number-columns-repeated="2"/>
          <table:table-cell office:value-type="string" calcext:value-type="string">
            <text:p>Filip Forsberg</text:p>
          </table:table-cell>
          <table:table-cell office:value-type="string" calcext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table:style-name="ce6" office:value-type="string" calcext:value-type="string">
            <text:p>Oshie</text:p>
          </table:table-cell>
          <table:table-cell table:style-name="ce6" table:number-columns-repeated="2"/>
          <table:table-cell office:value-type="string" calcext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table:style-name="ce6" office:value-type="string" calcext:value-type="string">
            <text:p>Palat</text:p>
          </table:table-cell>
          <table:table-cell table:style-name="ce6" table:number-columns-repeated="2"/>
          <table:table-cell office:value-type="string" calcext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table:style-name="ce6" office:value-type="string" calcext:value-type="string">
            <text:p>Sekera</text:p>
          </table:table-cell>
          <table:table-cell table:style-name="ce6" table:number-columns-repeated="2"/>
          <table:table-cell office:value-type="string" calcext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Trouba</text:p>
          </table:table-cell>
          <table:table-cell table:style-name="ce6" table:number-columns-repeated="2"/>
          <table:table-cell office:value-type="string" calcext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reider</text:p>
          </table:table-cell>
          <table:table-cell table:style-name="ce6" table:number-columns-repeated="2"/>
          <table:table-cell office:value-type="string" calcext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/>
          <table:table-cell table:style-name="ce6" table:number-columns-repeated="2"/>
          <table:table-cell office:value-type="string" calcext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Richards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 office:value-type="string" calcext:value-type="string">
            <text:p>Round 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chenn</text:p>
          </table:table-cell>
          <table:table-cell table:style-name="ce6"/>
          <table:table-cell table:style-name="ce6" office:value-type="string" calcext:value-type="string">
            <text:p>Graha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Giordano</text:p>
          </table:table-cell>
          <table:table-cell table:style-name="ce6"/>
          <table:table-cell office:value-type="string" calcext:value-type="string">
            <text:p>Hornqvist</text:p>
          </table:table-cell>
          <table:table-cell office:value-type="string" calcext:value-type="string">
            <text:p>Lehtonen</text:p>
          </table:table-cell>
          <table:table-cell office:value-type="string" calcext:value-type="string">
            <text:p>F Anderson</text:p>
          </table:table-cell>
          <table:table-cell office:value-type="string" calcext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Josi</text:p>
          </table:table-cell>
          <table:table-cell table:style-name="ce6"/>
          <table:table-cell table:style-name="ce19" office:value-type="string" calcext:value-type="string">
            <text:p>Kuznetzov</text:p>
          </table:table-cell>
          <table:table-cell table:style-name="ce6" office:value-type="string" calcext:value-type="string">
            <text:p>Stastny</text:p>
          </table:table-cell>
          <table:table-cell office:value-type="string" calcext:value-type="string">
            <text:p>Dany Heatly</text:p>
          </table:table-cell>
          <table:table-cell office:value-type="string" calcext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den</text:p>
          </table:table-cell>
          <table:table-cell/>
          <table:table-cell office:value-type="string" calcext:value-type="string">
            <text:p>Schenn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Gibson</text:p>
          </table:table-cell>
          <table:table-cell/>
          <table:table-cell office:value-type="string" calcext:value-type="string">
            <text:p>Eriksson</text:p>
          </table:table-cell>
          <table:table-cell office:value-type="string" calcext:value-type="string">
            <text:p>tofli</text:p>
          </table:table-cell>
          <table:table-cell office:value-type="string" calcext:value-type="string">
            <text:p>Sam Reinhart</text:p>
          </table:table-cell>
          <table:table-cell office:value-type="string" calcext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J allen</text:p>
          </table:table-cell>
          <table:table-cell/>
          <table:table-cell office:value-type="string" calcext:value-type="string">
            <text:p>Wisneski</text:p>
          </table:table-cell>
          <table:table-cell office:value-type="string" calcext:value-type="string">
            <text:p>Bozak</text:p>
          </table:table-cell>
          <table:table-cell office:value-type="string" calcext:value-type="string">
            <text:p>Nick Backstrom</text:p>
          </table:table-cell>
          <table:table-cell office:value-type="string" calcext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"/>
          <table:table-cell office:value-type="string" calcext:value-type="string">
            <text:p>Carter</text:p>
          </table:table-cell>
          <table:table-cell office:value-type="string" calcext:value-type="string">
            <text:p>Gadreau</text:p>
          </table:table-cell>
          <table:table-cell office:value-type="string" calcext:value-type="string">
            <text:p>neuvirth</text:p>
          </table:table-cell>
          <table:table-cell office:value-type="string" calcext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Sam Reinhart</text:p>
          </table:table-cell>
          <table:table-cell/>
          <table:table-cell office:value-type="string" calcext:value-type="string">
            <text:p>Jenner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Dan Boyle</text:p>
          </table:table-cell>
          <table:table-cell office:value-type="string" calcext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4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fli</text:p>
          </table:table-cell>
          <table:table-cell/>
          <table:table-cell office:value-type="string" calcext:value-type="string">
            <text:p>E Kane</text:p>
          </table:table-cell>
          <table:table-cell office:value-type="string" calcext:value-type="string">
            <text:p>Kemper</text:p>
          </table:table-cell>
          <table:table-cell office:value-type="string" calcext:value-type="string">
            <text:p>Brendan Smith</text:p>
          </table:table-cell>
          <table:table-cell office:value-type="string" calcext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riksson</text:p>
          </table:table-cell>
          <table:table-cell/>
          <table:table-cell office:value-type="string" calcext:value-type="string">
            <text:p>Lehtera</text:p>
          </table:table-cell>
          <table:table-cell office:value-type="string" calcext:value-type="string">
            <text:p>neilson</text:p>
          </table:table-cell>
          <table:table-cell office:value-type="string" calcext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atar</text:p>
          </table:table-cell>
          <table:table-cell/>
          <table:table-cell office:value-type="string" calcext:value-type="string">
            <text:p>Seabrook</text:p>
          </table:table-cell>
          <table:table-cell office:value-type="string" calcext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Brodie</text:p>
          </table:table-cell>
          <table:table-cell/>
          <table:table-cell office:value-type="string" calcext:value-type="string">
            <text:p>Nelson</text:p>
          </table:table-cell>
          <table:table-cell office:value-type="string" calcext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Dupuis</text:p>
          </table:table-cell>
          <table:table-cell/>
          <table:table-cell office:value-type="string" calcext:value-type="string">
            <text:p>Zibenijad</text:p>
          </table:table-cell>
          <table:table-cell office:value-type="string" calcext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gagner</text:p>
          </table:table-cell>
          <table:table-cell office:value-type="string" calcext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Simmonds</text:p>
          </table:table-cell>
          <table:table-cell/>
          <table:table-cell office:value-type="string" calcext:value-type="string">
            <text:p>Bjudstad</text:p>
          </table:table-cell>
          <table:table-cell office:value-type="string" calcext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 (From Andrew)</text:p>
          </table:table-cell>
          <table:table-cell office:value-type="string" calcext:value-type="string">
            <text:p>Ehrhoff</text:p>
          </table:table-cell>
          <table:table-cell/>
          <table:table-cell office:value-type="string" calcext:value-type="string">
            <text:p>Myers</text:p>
          </table:table-cell>
          <table:table-cell office:value-type="string" calcext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 (From Matt)</text:p>
          </table:table-cell>
          <table:table-cell office:value-type="string" calcext:value-type="string">
            <text:p>Semin</text:p>
          </table:table-cell>
          <table:table-cell/>
          <table:table-cell office:value-type="string" calcext:value-type="string">
            <text:p>Gelinas</text:p>
          </table:table-cell>
          <table:table-cell office:value-type="string" calcext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ound 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urns</text:p>
          </table:table-cell>
          <table:table-cell/>
          <table:table-cell table:number-columns-repeated="2" office:value-type="string" calcext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 (From Andrew)</text:p>
          </table:table-cell>
          <table:table-cell office:value-type="string" calcext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Matt)</text:p>
          </table:table-cell>
          <table:table-cell office:value-type="string" calcext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6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 (From Matt)</text:p>
          </table:table-cell>
          <table:table-cell office:value-type="string" calcext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8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Ben)</text:p>
          </table:table-cell>
          <table:table-cell office:value-type="string" calcext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0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 (From Ben)</text:p>
          </table:table-cell>
          <table:table-cell office:value-type="string" calcext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2017-02-14</text:date>, <text:time>20:1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7-02-14T20:14:47</dc:date>
    <meta:editing-duration>P309DT9H10M49S</meta:editing-duration>
    <meta:editing-cycles>605</meta:editing-cycles>
    <dc:creator>Ben Miller</dc:creator>
    <meta:document-statistic meta:table-count="11" meta:cell-count="2529" meta:object-count="0"/>
    <meta:user-defined meta:name=""/>
  </office:meta>
</office:document-meta>
</file>